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Standard">
        <draw:frame draw:style-name="gr1" draw:layer="layout" svg:width="19.741cm" svg:height="6.59cm" svg:x="1.049cm" svg:y="6.442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rache-Francisco </meta:initial-creator>
    <meta:creation-date>2011-11-21T14:37:39</meta:creation-date>
    <dc:date>2011-11-21T14:38:59</dc:date>
    <dc:creator>Marache-Francisco </dc:creator>
    <meta:editing-duration>PT00H01M21S</meta:editing-duration>
    <meta:editing-cycles>1</meta:editing-cycles>
    <meta:document-statistic meta:object-count="1"/>
    <meta:generator>OpenOffice.org/3.1$Uni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minimum="2" chart:maximum="7.5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9.742cm" svg:height="6.591cm" chart:class="chart:scatter" chart:style-name="ch1">
        <chart:title svg:x="9.426cm" svg:y="0.131cm" chart:style-name="ch2">
          <text:p>Foie</text:p>
        </chart:title>
        <chart:legend chart:legend-position="end" svg:x="18.52cm" svg:y="2.658cm" chart:style-name="ch3"/>
        <chart:plot-area chart:style-name="ch4" chart:data-source-has-labels="both" svg:x="0.587cm" svg:y="0.771cm" svg:width="17.54cm" svg:height="5.628cm">
          <chart:axis chart:dimension="x" chart:name="primary-x" chart:style-name="ch5">
            <chart:title svg:x="8.911cm" svg:y="5.948cm" chart:style-name="ch6">
              <text:p>Contraste</text:p>
            </chart:title>
            <chart:categories table:cell-range-address="local-table.$A$2:.$A$6"/>
          </chart:axis>
          <chart:axis chart:dimension="y" chart:name="primary-y" chart:style-name="ch7">
            <chart:title svg:x="0.403cm" svg:y="4.582cm" chart:style-name="ch8">
              <text:p>Proportion de Détectés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E$2:.$E$6" chart:label-cell-address="local-table.$E$1" chart:class="chart:scatter">
            <chart:domain table:cell-range-address="local-table.$D$2:.$D$6"/>
            <chart:data-point chart:repeated="5"/>
          </chart:series>
          <chart:series chart:style-name="ch12" chart:values-cell-range-address="local-table.$G$2:.$G$6" chart:label-cell-address="local-table.$G$1" chart:class="chart:scatter">
            <chart:domain table:cell-range-address="local-table.$F$2:.$F$6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2</text:p>
              </table:table-cell>
              <table:table-cell office:value-type="string">
                <text:p/>
              </table:table-cell>
              <table:table-cell office:value-type="string">
                <text:p>3</text:p>
              </table:table-cell>
              <table:table-cell office:value-type="string">
                <text:p/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.3">
                <text:p>0.3</text:p>
              </table:table-cell>
              <table:table-cell office:value-type="float" office:value="2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2">
                <text:p>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0.85">
                <text:p>0.8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  <table:table-cell office:value-type="float" office:value="0.75">
                <text:p>0.75</text:p>
              </table:table-cell>
              <table:table-cell office:value-type="float" office:value="4.5">
                <text:p>4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